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2" style:family="paragraph" style:parent-style-name="Footer">
      <style:text-properties style:font-name="Nirmala UI" officeooo:paragraph-rsid="0020e4b5" style:font-name-complex="Nirmala UI2"/>
    </style:style>
    <style:style style:name="P43" style:family="paragraph" style:parent-style-name="Footer">
      <style:text-properties style:font-name="Nirmala UI" officeooo:paragraph-rsid="002f4fe4" style:font-name-complex="Nirmala UI2"/>
    </style:style>
    <style:style style:name="P4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7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6d003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style:font-size-asian="14pt" style:font-name-complex="Nirmala UI1" style:font-size-complex="14pt"/>
    </style:style>
    <style:style style:name="T23" style:family="text">
      <style:text-properties style:font-name="Nirmala UI1" fo:font-size="14pt" officeooo:rsid="0032c4bb" style:font-size-asian="14pt" style:font-name-complex="Nirmala UI1" style:font-size-complex="14pt"/>
    </style:style>
    <style:style style:name="T24" style:family="text">
      <style:text-properties style:font-name="Nirmala UI1" fo:font-size="14pt" officeooo:rsid="0036d003" style:font-size-asian="14pt" style:font-name-complex="Nirmala UI1" style:font-size-complex="14pt"/>
    </style:style>
    <style:style style:name="T25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26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1">How to use – </text:p>
      <text:p text:style-name="P42">1. Press the correct number <text:tab/>and immediately press “Enter”(Green) key on the keypad.</text:p>
      <text:p text:style-name="P42">2. To Stop the playing announcement press “Backspace”(Red) key. </text:p>
      <text:p text:style-name="P42"><text:tab/><text:tab/></text:p>
      <text:p text:style-name="P4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/>
          </table:table-cell>
          <table:table-cell table:style-name="Table2.B1" office:value-type="string">
            <text:p text:style-name="P31"><text:span text:style-name="Default_20_Paragraph_20_Font"><text:span text:style-name="T25">पुणे - चंद्रपुर </text:span></text:span>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1"><text:span text:style-name="Default_20_Paragraph_20_Font"><text:span text:style-name="T25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9"><text:span text:style-name="Default_20_Paragraph_20_Font"><text:span text:style-name="T22"><text:s/>जालना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P39"><text:span text:style-name="Default_20_Paragraph_20_Font"><text:span text:style-name="T22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39"><text:span text:style-name="Default_20_Paragraph_20_Font"><text:span text:style-name="T22"><text:s/>मेहकर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P39"><text:span text:style-name="Default_20_Paragraph_20_Font"><text:span text:style-name="T22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39"><text:span text:style-name="Default_20_Paragraph_20_Font"><text:span text:style-name="T22"><text:s/>कारंजा लाड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P39"><text:span text:style-name="Default_20_Paragraph_20_Font"><text:span text:style-name="T22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8"><text:span text:style-name="Default_20_Paragraph_20_Font"><text:span text:style-name="T22"><text:s/></text:span></text:span><text:span text:style-name="Default_20_Paragraph_20_Font"><text:span text:style-name="T24">दारव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P39"><text:span text:style-name="Default_20_Paragraph_20_Font"><text:span text:style-name="T22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39"><text:span text:style-name="Default_20_Paragraph_20_Font"><text:span text:style-name="T22"><text:s/>यवतमाल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P39"><text:span text:style-name="Default_20_Paragraph_20_Font"><text:span text:style-name="T22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39"><text:span text:style-name="Default_20_Paragraph_20_Font"><text:span text:style-name="T22"><text:s/>उमरी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P39"><text:span text:style-name="Default_20_Paragraph_20_Font"><text:span text:style-name="T22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39"><text:span text:style-name="Default_20_Paragraph_20_Font"><text:span text:style-name="T22"><text:s/>वणी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P39"><text:span text:style-name="Default_20_Paragraph_20_Font"><text:span text:style-name="T22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P39"><text:span text:style-name="Default_20_Paragraph_20_Font"><text:span text:style-name="T22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39"><text:span text:style-name="Default_20_Paragraph_20_Font"><text:span text:style-name="T22"><text:s/>भद्रावती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P39"><text:span text:style-name="Default_20_Paragraph_20_Font"><text:span text:style-name="T22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39"><text:span text:style-name="Default_20_Paragraph_20_Font"><text:span text:style-name="T22"><text:s/>ऊर्जाग्राम 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P39"><text:span text:style-name="Default_20_Paragraph_20_Font"><text:span text:style-name="T22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39"><text:span text:style-name="Default_20_Paragraph_20_Font"><text:span text:style-name="T22"><text:s/>टड़ली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P39"><text:span text:style-name="Default_20_Paragraph_20_Font"><text:span text:style-name="T22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39"><text:span text:style-name="Default_20_Paragraph_20_Font"><text:span text:style-name="T22"><text:s/>पड़ोली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P39"><text:span text:style-name="Default_20_Paragraph_20_Font"><text:span text:style-name="T22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39"><text:span text:style-name="Default_20_Paragraph_20_Font"><text:span text:style-name="T22"><text:s/>कुंदन प्लाजा 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P39"><text:span text:style-name="Default_20_Paragraph_20_Font"><text:span text:style-name="T22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39"><text:span text:style-name="Default_20_Paragraph_20_Font"><text:span text:style-name="T22"><text:s/>वडगाव फाटा 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P39"><text:span text:style-name="Default_20_Paragraph_20_Font"><text:span text:style-name="T22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9"><text:span text:style-name="Default_20_Paragraph_20_Font"><text:span text:style-name="T22"><text:s/>जनता कॉलेज 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P39"><text:span text:style-name="Default_20_Paragraph_20_Font"><text:span text:style-name="T22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 नाका 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P39"><text:span text:style-name="Default_20_Paragraph_20_Font"><text:span text:style-name="T22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39"><text:span text:style-name="Default_20_Paragraph_20_Font"><text:span text:style-name="T22"><text:s/>एडेलब टॉकीज+सिद्धार्त हॉटेल</text:span></text:span><text:span text:style-name="Default_20_Paragraph_20_Font"><text:span text:style-name="T23">+</text:span></text:span><text:span text:style-name="Default_20_Paragraph_20_Font"><text:span text:style-name="T22">लास्ट स्टॉप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2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29"/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2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2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2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2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2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2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2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2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2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2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2"/>
          </table:table-cell>
        </table:table-row>
      </table:table>
      <text:p text:style-name="P46"><text:span text:style-name="T15">इस्तेमाल </text:span><text:span text:style-name="T13"><text:s/>– </text:span></text:p>
      <text:p text:style-name="P4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K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7-25T14:36:53.705500039</dc:date>
    <meta:editing-duration>P2DT8H10M21S</meta:editing-duration>
    <meta:generator>LibreOffice/4.4.6.3$Linux_X86_64 LibreOffice_project/40m0$Build-3</meta:generator>
    <meta:document-statistic meta:table-count="2" meta:image-count="0" meta:object-count="0" meta:page-count="2" meta:paragraph-count="176" meta:word-count="316" meta:character-count="1192" meta:non-whitespace-character-count="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